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7500000150EE7F262193268F7F.png" manifest:media-type="image/png"/>
  <manifest:file-entry manifest:full-path="Pictures/1000000100000610000000F01F3817AEA6C37B1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3683" officeooo:paragraph-rsid="00073683"/>
    </style:style>
    <style:style style:name="P2" style:family="paragraph" style:parent-style-name="Standard">
      <style:text-properties officeooo:rsid="00079aa3" officeooo:paragraph-rsid="00079aa3"/>
    </style:style>
    <style:style style:name="P3" style:family="paragraph" style:parent-style-name="Standard">
      <style:text-properties officeooo:rsid="00095628" officeooo:paragraph-rsid="00095628"/>
    </style:style>
    <style:style style:name="P4" style:family="paragraph" style:parent-style-name="Standard">
      <style:text-properties fo:font-weight="bold" officeooo:rsid="00073683" style:font-weight-asian="bold" style:font-weight-complex="bold"/>
    </style:style>
    <style:style style:name="T1" style:family="text">
      <style:text-properties officeooo:rsid="00073683"/>
    </style:style>
    <style:style style:name="T2" style:family="text">
      <style:text-properties fo:font-weight="bold" officeooo:rsid="00073683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8"/><text:span text:style-name="T2">Assignment-10</text:span></text:p>
      <text:p text:style-name="P4"/>
      <text:p text:style-name="Standard"><text:s text:c="52"/><text:span text:style-name="T1">Joining a table to itself</text:span></text:p>
      <text:p text:style-name="Standard"/>
      <text:p text:style-name="P1">1.</text:p>
      <text:p text:style-name="P1"/>
      <text:p text:style-name="P1"><draw:frame draw:style-name="fr1" draw:name="Image1" text:anchor-type="char" svg:width="17cm" svg:height="2.628cm" draw:z-index="0"><draw:image xlink:href="Pictures/1000000100000610000000F01F3817AEA6C37B17.png" xlink:type="simple" xlink:show="embed" xlink:actuate="onLoad" draw:mime-type="image/png"/></draw:frame><text:s text:c="170"/></text:p>
      <text:p text:style-name="P2">2.</text:p>
      <text:p text:style-name="P3"><text:s text:c="203"/></text:p>
      <text:p text:style-name="P3"><draw:frame draw:style-name="fr1" draw:name="Image3" text:anchor-type="char" svg:width="17cm" svg:height="4.089cm" draw:z-index="1"><draw:image xlink:href="Pictures/100000010000057500000150EE7F262193268F7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6:11:11.557077575</meta:creation-date>
    <dc:date>2023-09-14T23:13:39.515137182</dc:date>
    <meta:editing-duration>PT5H55M49S</meta:editing-duration>
    <meta:editing-cycles>7</meta:editing-cycles>
    <meta:generator>LibreOffice/7.3.7.2$Linux_X86_64 LibreOffice_project/30$Build-2</meta:generator>
    <meta:document-statistic meta:table-count="0" meta:image-count="2" meta:object-count="0" meta:page-count="1" meta:paragraph-count="6" meta:word-count="8" meta:character-count="525" meta:non-whitespace-character-count="38"/>
  </office:meta>
</office:document-meta>
</file>